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3">
      <style:text-properties style:font-name="Courier" fo:font-weight="bold" style:font-weight-asian="bold" style:font-weight-complex="bold"/>
    </style:style>
    <style:style style:name="P5" style:family="paragraph" style:parent-style-name="Text_20_body" style:list-style-name="L3">
      <style:text-properties style:font-name="Courier" fo:font-weight="normal" style:font-weight-asian="normal" style:font-weight-complex="normal"/>
    </style:style>
    <style:style style:name="P6" style:family="paragraph" style:parent-style-name="Text_20_body" style:list-style-name="L3">
      <style:text-properties style:font-name="Courier"/>
    </style:style>
    <style:style style:name="P7" style:family="paragraph" style:parent-style-name="Text_20_body" style:list-style-name="L3">
      <style:text-properties fo:font-weight="normal" style:font-weight-asian="normal" style:font-weight-complex="normal"/>
    </style:style>
    <style:style style:name="P8" style:family="paragraph" style:parent-style-name="Text_20_body" style:list-style-name="L3">
      <style:text-properties style:font-name="Times New Roman" fo:font-weight="normal" style:font-weight-asian="normal" style:font-weight-complex="normal"/>
    </style:style>
    <style:style style:name="P9" style:family="paragraph" style:parent-style-name="Text_20_body" style:list-style-name="L3">
      <style:text-properties fo:font-weight="bold" style:font-weight-asian="bold" style:font-weight-complex="bold"/>
    </style:style>
    <style:style style:name="P10" style:family="paragraph" style:parent-style-name="Text_20_body" style:list-style-name="L3">
      <style:paragraph-properties fo:margin-left="0in" fo:margin-right="0in" fo:text-indent="-0.25in" style:auto-text-indent="false"/>
      <style:text-properties style:font-name="Courier" fo:font-weight="bold" style:font-weight-asian="bold" style:font-weight-complex="bold"/>
    </style:style>
    <style:style style:name="P11" style:family="paragraph" style:parent-style-name="Text_20_body" style:list-style-name="L3">
      <style:paragraph-properties fo:margin-left="0in" fo:margin-right="0in" fo:text-indent="-0.25in" style:auto-text-indent="false"/>
    </style:style>
    <style:style style:name="T1" style:family="text">
      <style:text-properties style:font-name="Courier"/>
    </style:style>
    <style:style style:name="T2" style:family="text">
      <style:text-properties style:font-name="Courier" fo:font-weight="normal" style:font-weight-asian="normal" style:font-weight-complex="normal"/>
    </style:style>
    <style:style style:name="T3" style:family="text">
      <style:text-properties style:font-name="Courie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position="super 58%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allation Instructions</text:h>
      <text:p text:style-name="Text_20_body">These instructions are based on an Ubuntu 10.04 LTS system. <text:s/>This assumes that the following are installed:</text:p>
      <text:list xml:id="list1003933696" text:style-name="L1">
        <text:list-item>
          <text:p text:style-name="P1">Python 2.6.5</text:p>
        </text:list-item>
      </text:list>
      <text:p text:style-name="Text_20_body">These instructions will install the cjp project to /var/cjp and /var/cjpstatic</text:p>
      <text:p text:style-name="Text_20_body">In order to install this, you will need root access. Following Ubuntu conventions, <text:span text:style-name="T1">sudo</text:span> is used rather than logging in as root. </text:p>
      <text:p text:style-name="Text_20_body">These instructions assume the users</text:p>
      <text:list xml:id="list670467362" text:style-name="L2">
        <text:list-item>
          <text:p text:style-name="P2"><text:span text:style-name="T1">www-data</text:span> as the user under which Apache runs.</text:p>
        </text:list-item>
        <text:list-item>
          <text:p text:style-name="P2"><text:span text:style-name="T1">postgres</text:span> as the user under which PostgreSQL runs</text:p>
        </text:list-item>
      </text:list>
      <text:p text:style-name="Text_20_body"/>
      <text:p text:style-name="Text_20_body">Instructions</text:p>
      <text:list xml:id="list1834033022" text:style-name="L3">
        <text:list-item>
          <text:p text:style-name="P3">Install PostgreSQL 8.4 with the command:</text:p>
          <text:list>
            <text:list-header>
              <text:p text:style-name="P4">sudo apt-get install postgresql</text:p>
            </text:list-header>
          </text:list>
        </text:list-item>
        <text:list-item>
          <text:p text:style-name="P3">Install PostgreSQL development libraries:</text:p>
          <text:list>
            <text:list-header>
              <text:p text:style-name="P4">sudo apt-get install libpq-dev</text:p>
            </text:list-header>
          </text:list>
        </text:list-item>
        <text:list-item>
          <text:p text:style-name="P3">Install PostgreSQL contrib tools:</text:p>
          <text:list>
            <text:list-header>
              <text:p text:style-name="P4">sudo apt-get install postgresql-contrib-8.4</text:p>
            </text:list-header>
          </text:list>
        </text:list-item>
        <text:list-item>
          <text:p text:style-name="P3">Install Python drivers for PostgreSQL:</text:p>
          <text:list>
            <text:list-header>
              <text:p text:style-name="P4">sudo apt-get install python-psycopg2</text:p>
            </text:list-header>
          </text:list>
        </text:list-item>
        <text:list-item>
          <text:p text:style-name="P3">Install PostGIS:</text:p>
          <text:list>
            <text:list-header>
              <text:p text:style-name="P4">sudo apt-get install postgis</text:p>
            </text:list-header>
          </text:list>
        </text:list-item>
        <text:list-item>
          <text:p text:style-name="P3">Install PostGIS second package</text:p>
          <text:list>
            <text:list-header>
              <text:p text:style-name="P4">sudo apt-get install postgresql-8.4-postgis</text:p>
            </text:list-header>
          </text:list>
        </text:list-item>
        <text:list-item>
          <text:p text:style-name="P3">Install Apache2</text:p>
          <text:list>
            <text:list-header>
              <text:p text:style-name="P4">sudo apt-get install apache2</text:p>
            </text:list-header>
          </text:list>
        </text:list-item>
        <text:list-item>
          <text:p text:style-name="P3">Install mod_wsgi for Apache</text:p>
          <text:list>
            <text:list-header>
              <text:p text:style-name="P4">sudo apt-get install libapache2-mod-wsgi</text:p>
            </text:list-header>
          </text:list>
        </text:list-item>
        <text:list-item>
          <text:p text:style-name="P3">Change directory to /var</text:p>
          <text:list>
            <text:list-header>
              <text:p text:style-name="P4">cd /var</text:p>
            </text:list-header>
          </text:list>
        </text:list-item>
        <text:list-item>
          <text:p text:style-name="P3">Extract the contents of the cjp.tgz file:</text:p>
          <text:list>
            <text:list-header>
              <text:p text:style-name="P4">sudo tar xvf cjp.tgz</text:p>
            </text:list-header>
          </text:list>
        </text:list-item>
        <text:list-item>
          <text:p text:style-name="P3">Change the owner of <text:span text:style-name="T1">/var/cjp</text:span> to www-data</text:p>
          <text:list>
            <text:list-header>
              <text:p text:style-name="P4">sudo chown -R www-data /var/cjp</text:p>
            </text:list-header>
          </text:list>
        </text:list-item>
        <text:list-item>
          <text:p text:style-name="P3"><text:soft-page-break/>Change current directory to <text:span text:style-name="T4">cjp</text:span></text:p>
          <text:list>
            <text:list-header>
              <text:p text:style-name="P4">cd /var/cjp</text:p>
            </text:list-header>
          </text:list>
        </text:list-item>
        <text:list-item>
          <text:p text:style-name="P3"><text:span text:style-name="T5">Setup the PostGIS template in PostgreSQL using the c</text:span><text:span text:style-name="T2">reate_template_postgis-</text:span><text:span text:style-name="T2">1.4.sh</text:span><text:span text:style-name="T5"> file in </text:span><text:span text:style-name="T2">cjp</text:span><text:span text:style-name="T5"> directory:</text:span></text:p>
          <text:list>
            <text:list-header>
              <text:p text:style-name="P4">sudo -u postgres sh create_template_postgis-1.4.sh</text:p>
            </text:list-header>
          </text:list>
        </text:list-item>
        <text:list-item>
          <text:p text:style-name="P7">Change the current directory to <text:span text:style-name="T1">software</text:span>:</text:p>
          <text:list>
            <text:list-header>
              <text:p text:style-name="P4">cd /var/cjp/software</text:p>
            </text:list-header>
          </text:list>
        </text:list-item>
        <text:list-item>
          <text:p text:style-name="P7">Install BeautifulSoup Python API</text:p>
          <text:list>
            <text:list-header>
              <text:p text:style-name="P4">sudo tar xvf BeautifulSoup-3.2.0.tar.gz</text:p>
              <text:p text:style-name="P4">cd BeautifulSoup-3.2.0</text:p>
              <text:p text:style-name="P4">sudo python setup.py install</text:p>
            </text:list-header>
          </text:list>
        </text:list-item>
        <text:list-item>
          <text:p text:style-name="P7">Go back to the cjp/software directory:</text:p>
          <text:list>
            <text:list-header>
              <text:p text:style-name="P4">cd ..</text:p>
            </text:list-header>
          </text:list>
        </text:list-item>
        <text:list-item>
          <text:p text:style-name="P7">Install feedparser Python API</text:p>
          <text:list>
            <text:list-header>
              <text:p text:style-name="P4">sudo tar xvf feedparser-5.0.1.tar.gz</text:p>
              <text:p text:style-name="P4">cd feedparser-5.0.1</text:p>
              <text:p text:style-name="P4">sudo python setup.py install</text:p>
            </text:list-header>
          </text:list>
        </text:list-item>
        <text:list-item>
          <text:p text:style-name="P7">Go back to the cjp/software directory:</text:p>
          <text:list>
            <text:list-header>
              <text:p text:style-name="P4">cd ..</text:p>
            </text:list-header>
          </text:list>
        </text:list-item>
        <text:list-item>
          <text:p text:style-name="P7">Install Django Python API</text:p>
          <text:list>
            <text:list-header>
              <text:p text:style-name="P4">sudo tar xvf Django-1.3.tar.gz</text:p>
              <text:p text:style-name="P4">cd Django-1.3</text:p>
              <text:p text:style-name="P4">sudo python setup.py install</text:p>
            </text:list-header>
          </text:list>
        </text:list-item>
        <text:list-item>
          <text:p text:style-name="P7">Go back to the cjp/software directory:</text:p>
          <text:list>
            <text:list-header>
              <text:p text:style-name="P4">cd ..</text:p>
            </text:list-header>
          </text:list>
        </text:list-item>
        <text:list-item>
          <text:p text:style-name="P8">Remove the unziped directories (not absolutely necessary, just a bit of clean-up)</text:p>
          <text:list>
            <text:list-header>
              <text:p text:style-name="P4">sudo rm -rf feedparser-5.0.1 BeautifulSoup-3.2.0 Django-1.3 </text:p>
            </text:list-header>
          </text:list>
        </text:list-item>
        <text:list-item>
          <text:p text:style-name="P7">Create the database in PostgreSQL for the project:</text:p>
          <text:list>
            <text:list-header>
              <text:p text:style-name="P9"><text:span text:style-name="T1">sudo -u postgres createdb -T template_postgis cjpwebdb</text:span> </text:p>
            </text:list-header>
          </text:list>
        </text:list-item>
        <text:list-item>
          <text:p text:style-name="P3"><text:span text:style-name="T5">Create the user </text:span><text:span text:style-name="T4">cjpuser</text:span><text:span text:style-name="T5"> in the database:</text:span></text:p>
          <text:list>
            <text:list-header>
              <text:p text:style-name="P4">sudo -u postgres createuser -S -D -R cjpuser</text:p>
            </text:list-header>
          </text:list>
        </text:list-item>
        <text:list-item>
          <text:p text:style-name="P3"><text:span text:style-name="T5">Give cjpuser a password. <text:s/>Note: the </text:span><text:span text:style-name="T4">bold</text:span><text:span text:style-name="T5"> text is what you type; the rest are psql output.</text:span></text:p>
          <text:list>
            <text:list-header>
              <text:p text:style-name="P4">sudo -u postgres psql</text:p>
              <text:p text:style-name="P5">psql (8.4.8)</text:p>
              <text:p text:style-name="P5"><text:soft-page-break/>Type "help" for help.</text:p>
              <text:p text:style-name="P5"/>
              <text:p text:style-name="P6"><text:span text:style-name="T5">postgres=# </text:span><text:span text:style-name="T4">ALTER ROLE cjpuser WITH PASSWORD 'somepassword';</text:span></text:p>
              <text:p text:style-name="P5">ALTER ROLE</text:p>
              <text:p text:style-name="P6"><text:span text:style-name="T5">postgres=# </text:span><text:span text:style-name="T4">\q</text:span></text:p>
            </text:list-header>
          </text:list>
        </text:list-item>
        <text:list-item>
          <text:p text:style-name="P3"><text:span text:style-name="T5">Change directory to </text:span><text:span text:style-name="T2">/var/cjp/cjp</text:span></text:p>
          <text:list>
            <text:list-header>
              <text:p text:style-name="P4">cd /var/cjp/cjp</text:p>
            </text:list-header>
          </text:list>
        </text:list-item>
        <text:list-item>
          <text:p text:style-name="P3"><text:span text:style-name="T5">With a text editor, edit the file </text:span><text:span text:style-name="T2">settings.py</text:span><text:span text:style-name="T5"> and add the password that you created in the previous step to this line:</text:span></text:p>
          <text:list>
            <text:list-header>
              <text:p text:style-name="P4">'PASSWORD': 'cjppasswd', <text:s text:c="12"/># Not used with sqlite3.</text:p>
            </text:list-header>
          </text:list>
          <text:p text:style-name="P7">For example, in this example the line would change to</text:p>
          <text:list text:continue-numbering="true">
            <text:list-header>
              <text:p text:style-name="P4">'PASSWORD': 'somepassword', <text:s text:c="9"/># Not used with sqlite3.</text:p>
            </text:list-header>
          </text:list>
          <text:p text:style-name="P7">Save your changes and exit your editor.</text:p>
        </text:list-item>
        <text:list-item>
          <text:p text:style-name="P7">Create the tables for the project</text:p>
          <text:list>
            <text:list-header>
              <text:p text:style-name="P4">python manage.py syncdb</text:p>
            </text:list-header>
          </text:list>
          <text:p text:style-name="P7">You will be prompted with this message:</text:p>
          <text:list text:continue-numbering="true">
            <text:list-header>
              <text:p text:style-name="P4">You just installed Django's auth system, which means you don't have any superusers defined.</text:p>
              <text:p text:style-name="P4">Would you like to create one now? (yes/no): </text:p>
            </text:list-header>
          </text:list>
          <text:p text:style-name="P3"><text:span text:style-name="T5">Type: </text:span><text:span text:style-name="T3">yes</text:span></text:p>
          <text:p text:style-name="P3"><text:span text:style-name="T5">When prompted for the user name, type: </text:span><text:span text:style-name="T3">cjpadmin</text:span></text:p>
          <text:p text:style-name="P3"><text:span text:style-name="T5">When prompted for an email address, give a user's email who will be responsible for the </text:span><text:span text:style-name="T5">managing users in the system. (This should probably be Tracy's email)</text:span></text:p>
          <text:p text:style-name="P7">When prompted, type in the user's password twice.</text:p>
        </text:list-item>
        <text:list-item>
          <text:p text:style-name="P7">Load the initial data</text:p>
          <text:list>
            <text:list-header>
              <text:p text:style-name="P4">zcat /var/cjp/cjp/scripts/cjp-dbdump-2011-06-30-21-17.gz | sudo -u postgres psql --single-transaction -d cjpwebdb</text:p>
            </text:list-header>
          </text:list>
          <text:p text:style-name="P3"><text:span text:style-name="T5">Note: the name of the </text:span><text:span text:style-name="T2">cjp-dbdump-*</text:span><text:span text:style-name="T5"> file may change. <text:s/>Its name is based on a timestamp of when it is actually created.</text:span></text:p>
          <text:p text:style-name="P7">Due to the amount of the data, this may take a while depending on your machine.</text:p>
        </text:list-item>
        <text:list-item>
          <text:p text:style-name="P7">Configure Apache configuration. Under Ubuntu 10.04 it is the file <text:span text:style-name="T1">/etc/apache2/sites-enabled/000-default</text:span></text:p>
          <text:p text:style-name="P4"><text:s text:c="4"/># Start CJP Django App</text:p>
          <text:p text:style-name="P4"><text:s text:c="4"/>Alias /robots.txt /var/cjpstatic/robots.txt</text:p>
          <text:p text:style-name="P4"/>
          <text:p text:style-name="P4"><text:s text:c="4"/>WSGIScriptAlias /cjpdata /var/cjp/django.wsgi</text:p>
          <text:p text:style-name="P4"><text:soft-page-break/><text:s text:c="4"/>&lt;Directory "/var/cjp/"&gt;</text:p>
          <text:p text:style-name="P4"><text:s text:c="8"/>AllowOverride None</text:p>
          <text:p text:style-name="P4"><text:s text:c="8"/>Order Deny,Allow</text:p>
          <text:p text:style-name="P4"><text:s text:c="8"/>Allow from all</text:p>
          <text:p text:style-name="P4"><text:s text:c="4"/>&lt;/Directory&gt;</text:p>
          <text:p text:style-name="P4"/>
          <text:p text:style-name="P4"><text:s text:c="4"/>Alias /cjpstatic/ "/var/cjpstatic/"</text:p>
          <text:p text:style-name="P4"><text:s text:c="4"/>&lt;Directory "/var/cjpstatic/"&gt;</text:p>
          <text:p text:style-name="P4"><text:s text:c="8"/>AllowOverride None</text:p>
          <text:p text:style-name="P4"><text:s text:c="8"/>Order Deny,Allow</text:p>
          <text:p text:style-name="P4"><text:s text:c="8"/>Allow from all</text:p>
          <text:p text:style-name="P4"><text:s text:c="4"/>&lt;/Directory&gt;</text:p>
          <text:p text:style-name="P4"><text:s text:c="4"/># End CJP Django App</text:p>
          <text:p text:style-name="P7">Note: If you already have a robots.txt, check to make sure the Alias in this configuration does not cause a conflict with current robot.txt setup. <text:s/>If it does, leave the Alias line out and add this robot.txt's Disallow statements to your site-wide robots.txt</text:p>
        </text:list-item>
        <text:list-item>
          <text:p text:style-name="P7">Restart Apache</text:p>
          <text:list>
            <text:list-header>
              <text:p text:style-name="P4">sudo /etc/init.d/apache2 restart</text:p>
            </text:list-header>
          </text:list>
        </text:list-item>
        <text:list-item>
          <text:p text:style-name="P7">Setup static files</text:p>
          <text:list>
            <text:list-header>
              <text:p text:style-name="P4">sudo mkdir /var/cjpstatic</text:p>
              <text:p text:style-name="P4">sudo chown www-data /var/cjpstatic</text:p>
              <text:p text:style-name="P4">cd /var/cjp/cjp</text:p>
              <text:p text:style-name="P4">sudo -u www-data python manage.py collectstatic</text:p>
            </text:list-header>
          </text:list>
          <text:p text:style-name="P7">When prompted about overwriting files, type: <text:span text:style-name="T3">yes</text:span></text:p>
        </text:list-item>
        <text:list-item>
          <text:p text:style-name="P7">Verify that the website is running. <text:s/></text:p>
          <text:p text:style-name="P7">Point your browser to <text:a xlink:type="simple" xlink:href="http://your.domain.name.com/cjpdata"><text:span text:style-name="T1">http://your.domain.name.com/cjpdata</text:span></text:a> You should see the website.</text:p>
        </text:list-item>
        <text:list-item>
          <text:p text:style-name="P7">Verify that you can login in as cjpadmin. <text:s/></text:p>
          <text:p text:style-name="P7">Go to the Login link on the website and enter the user name cjpadmin and the password you created earlier for the user.</text:p>
        </text:list-item>
        <text:list-item>
          <text:p text:style-name="P7">Test the scraper scripts under the www-data user</text:p>
          <text:list>
            <text:list-header>
              <text:p text:style-name="P4">sudo -u www-data python /var/cjp/cjp/scripts/runScrapers.py</text:p>
              <text:p text:style-name="P4">sudo -u www-data python /var/cjp/cjp/scripts/cpdScraper.py</text:p>
            </text:list-header>
          </text:list>
          <text:p text:style-name="P7">You should see a bunch of info messages and no errors</text:p>
        </text:list-item>
        <text:list-item>
          <text:p text:style-name="P7">Setup cron to collect the news articles. To edit the cron, run the command</text:p>
          <text:list>
            <text:list-header>
              <text:p text:style-name="P4">sudo crontab -u www-data -e</text:p>
            </text:list-header>
          </text:list>
          <text:p text:style-name="P7"><text:soft-page-break/>If you haven't edited a crontab file before it may ask you to choose an editor. <text:s/></text:p>
          <text:p text:style-name="P7">Once your are in the editor add these lines:</text:p>
          <text:p text:style-name="P7"/>
          <text:list text:continue-numbering="true">
            <text:list-header>
              <text:p text:style-name="P10"># Run the newspaper scrapers every 2 hours</text:p>
              <text:p text:style-name="P10">48 0-23/2 * * * python /var/cjp/cjp/scripts/runScrapers.py &gt; /dev/null</text:p>
              <text:p text:style-name="P10"/>
              <text:p text:style-name="P10"># Run CPD scraper at 2 AM</text:p>
              <text:p text:style-name="P10"># On the 1st and 15th of the month, rebuild as far back </text:p>
              <text:p text:style-name="P10"># as possible to retrieve any old updated information</text:p>
              <text:p text:style-name="P11"><text:span text:style-name="T3">0 2 2-14,16-31 * * python /var/cjp/cjp/scripts/cpdScraper.py &gt; /dev/null</text:span></text:p>
              <text:p text:style-name="P11"><text:span text:style-name="T3">0 2 1,15 * * python /var/cjp/cjp/scripts/cpdScraper.py --rebuild &gt; /dev/null</text:span></text:p>
              <text:p text:style-name="P11"><text:span text:style-name="T3"/></text:p>
            </text:list-header>
          </text:list>
          <text:p text:style-name="P7">Monitor the website over the next few days to ensure new data is being loaded.</text:p>
          <text:p text:style-name="P7">Note: these will generate mail messages to the www-data user. <text:s/>These messages will be reduced in the next release.</text:p>
        </text:list-item>
        <text:list-item>
          <text:p text:style-name="P7">There will be future updates, but they should be simpler to install. <text:s/>In most cases, un-tar a tar file, and restart Apache</text:p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5in" fo:margin-right="0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hn </meta:initial-creator>
    <meta:creation-date>2011-06-30T18:47:27</meta:creation-date>
    <dc:date>2011-07-14T21:42:35</dc:date>
    <dc:creator>john </dc:creator>
    <meta:editing-duration>PT08H53M45S</meta:editing-duration>
    <meta:editing-cycles>61</meta:editing-cycles>
    <meta:generator>OpenOffice.org/3.2$Linux OpenOffice.org_project/320m12$Build-9483</meta:generator>
    <meta:document-statistic meta:table-count="0" meta:image-count="0" meta:object-count="0" meta:page-count="5" meta:paragraph-count="135" meta:word-count="952" meta:character-count="6197"/>
  </office:meta>
</office:document-meta>
</file>